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799in"/>
    </style:style>
    <style:style style:name="co4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map style:condition="cell-content()=1" style:apply-style-name="Good" style:base-cell-address="Sheet1.Q2"/>
    </style:style>
    <style:style style:name="ce11" style:family="table-cell" style:parent-style-name="Default">
      <style:text-properties fo:font-weight="bold" style:font-weight-asian="bold" style:font-weight-complex="bold"/>
      <style:map style:condition="cell-content()=1" style:apply-style-name="Good" style:base-cell-address="Sheet1.Q2"/>
    </style:style>
    <style:style style:name="ce6" style:family="table-cell" style:parent-style-name="Default">
      <style:text-properties fo:font-weight="normal" style:font-weight-asian="normal" style:font-weight-complex="normal"/>
      <style:map style:condition="cell-content()=1" style:apply-style-name="Good" style:base-cell-address="Sheet1.Q2"/>
    </style:style>
    <style:style style:name="ce12" style:family="table-cell" style:parent-style-name="Default">
      <style:table-cell-properties fo:background-color="#ffff00"/>
      <style:map style:condition="cell-content()=1" style:apply-style-name="Good" style:base-cell-address="Sheet1.Q2"/>
    </style:style>
    <style:style style:name="ce15" style:family="table-cell" style:parent-style-name="Default">
      <style:map style:condition="cell-content()=1" style:apply-style-name="Good" style:base-cell-address="Sheet2.H2"/>
    </style:style>
    <style:style style:name="ce16" style:family="table-cell" style:parent-style-name="Default">
      <style:text-properties fo:font-weight="bold" style:font-weight-asian="bold" style:font-weight-complex="bold"/>
      <style:map style:condition="cell-content()=1" style:apply-style-name="Good" style:base-cell-address="Sheet2.H2"/>
    </style:style>
    <style:style style:name="ce17" style:family="table-cell" style:parent-style-name="Default">
      <style:text-properties fo:font-weight="normal" style:font-weight-asian="normal" style:font-weight-complex="normal"/>
      <style:map style:condition="cell-content()=1" style:apply-style-name="Good" style:base-cell-address="Sheet2.H2"/>
    </style:style>
    <style:style style:name="ce18" style:family="table-cell" style:parent-style-name="Default">
      <style:table-cell-properties fo:background-color="#ffff00"/>
      <style:map style:condition="cell-content()=1" style:apply-style-name="Good" style:base-cell-address="Sheet2.H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1" table:number-columns-repeated="4" table:default-cell-style-name="ce10"/>
        <table:table-column table:style-name="co1" table:default-cell-style-name="Default"/>
        <table:table-column table:style-name="co1" table:number-columns-repeated="7" table:default-cell-style-name="ce10"/>
        <table:table-column table:style-name="co2" table:number-columns-repeated="3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Q1’</text:p>
          </table:table-cell>
          <table:table-cell office:value-type="string" calcext:value-type="string">
            <text:p>Q2’</text:p>
          </table:table-cell>
          <table:table-cell office:value-type="string" calcext:value-type="string">
            <text:p>Q3’</text:p>
          </table:table-cell>
          <table:table-cell office:value-type="string" calcext:value-type="string">
            <text:p>Q4’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D1</text:p>
          </table:table-cell>
          <table:table-cell table:style-name="Default" office:value-type="string" calcext:value-type="string">
            <text:p>D2</text:p>
          </table:table-cell>
          <table:table-cell table:style-name="ce3" office:value-type="string" calcext:value-type="string">
            <text:p>D3</text:p>
          </table:table-cell>
          <table:table-cell table:style-name="Default" office:value-type="string" calcext:value-type="string">
            <text:p>D4</text:p>
          </table:table-cell>
          <table:table-cell/>
          <table:table-cell table:style-name="Default" office:value-type="string" calcext:value-type="string">
            <text:p>Y1</text:p>
          </table:table-cell>
          <table:table-cell table:style-name="Default" office:value-type="string" calcext:value-type="string">
            <text:p>Y2</text:p>
          </table:table-cell>
          <table:table-cell table:style-name="Default" office:value-type="string" calcext:value-type="string">
            <text:p>Y3</text:p>
          </table:table-cell>
          <table:table-cell table:style-name="Default" office:value-type="string" calcext:value-type="string">
            <text:p>Y4</text:p>
          </table:table-cell>
          <table:table-cell table:style-name="Default" office:value-type="string" calcext:value-type="string">
            <text:p>Y5</text:p>
          </table:table-cell>
          <table:table-cell table:style-name="Default" office:value-type="string" calcext:value-type="string">
            <text:p>Y6</text:p>
          </table:table-cell>
          <table:table-cell table:style-name="Default" office:value-type="string" calcext:value-type="string">
            <text:p>Y7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 table:number-columns-spanned="2" table:number-rows-spanned="2">
            <text:p>0</text:p>
          </table:table-cell>
          <table:covered-table-cell/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style-name="Default"/>
          <table:covered-table-cell/>
          <table:table-cell/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13"/>
          <table:table-cell table:style-name="Default"/>
          <table:table-cell table:number-columns-repeated="2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/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style-name="Default"/>
          <table:covered-table-cell/>
          <table:table-cell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13"/>
          <table:table-cell table:style-name="Default"/>
          <table:table-cell table:number-columns-repeated="2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style-name="Default"/>
          <table:covered-table-cell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13"/>
          <table:table-cell table:style-name="Default"/>
          <table:table-cell table:number-columns-repeated="2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 table:number-columns-spanned="2" table:number-rows-spanned="2">
            <text:p>3</text:p>
          </table:table-cell>
          <table:covered-table-cell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style-name="Default"/>
          <table:covered-table-cell/>
          <table:table-cell/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13"/>
          <table:table-cell table:style-name="Default"/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 table:number-columns-spanned="2" table:number-rows-spanned="2">
            <text:p>4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style-name="Default"/>
          <table:covered-table-cell/>
          <table:table-cell/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13"/>
          <table:table-cell table:style-name="Default"/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 table:number-columns-spanned="2" table:number-rows-spanned="2">
            <text:p>5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style-name="Default"/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13"/>
          <table:table-cell table:style-name="Default"/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 table:number-columns-spanned="2" table:number-rows-spanned="2">
            <text:p>6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style-name="Default"/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13"/>
          <table:table-cell table:style-name="Default"/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 table:number-columns-spanned="2" table:number-rows-spanned="2">
            <text:p>7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style-name="Default"/>
          <table:covered-table-cell/>
          <table:table-cell/>
          <table:table-cell table:style-name="ce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13"/>
          <table:table-cell table:style-name="Default"/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 table:number-columns-spanned="2" table:number-rows-spanned="2">
            <text:p>8</text:p>
          </table:table-cell>
          <table:covered-table-cell/>
          <table:table-cell/>
          <table:table-cell table:style-name="ce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style-name="Default"/>
          <table:covered-table-cell/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13"/>
          <table:table-cell table:style-name="Default"/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 table:number-columns-spanned="2" table:number-rows-spanned="2">
            <text:p>9</text:p>
          </table:table-cell>
          <table:covered-table-cell/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style-name="Default"/>
          <table:covered-table-cell/>
          <table:table-cell/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style-name="ce1" table:number-columns-repeated="16"/>
          <table:table-cell table:style-name="ce12" table:number-columns-repeated="4"/>
          <table:table-cell table:style-name="ce1"/>
          <table:table-cell table:style-name="ce12" table:number-columns-repeated="7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 table:number-columns-spanned="2" table:number-rows-spanned="2">
            <text:p>10</text:p>
          </table:table-cell>
          <table:covered-table-cell/>
          <table:table-cell/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style-name="Default"/>
          <table:covered-table-cell/>
          <table:table-cell/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13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 table:number-columns-spanned="2" table:number-rows-spanned="2">
            <text:p>11</text:p>
          </table:table-cell>
          <table:covered-table-cell/>
          <table:table-cell/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style-name="Default"/>
          <table:covered-table-cell/>
          <table:table-cell/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13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 table:number-columns-spanned="2" table:number-rows-spanned="2">
            <text:p>12</text:p>
          </table:table-cell>
          <table:covered-table-cell/>
          <table:table-cell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style-name="Default"/>
          <table:covered-table-cell/>
          <table:table-cell/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13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 table:number-columns-spanned="2" table:number-rows-spanned="2">
            <text:p>13</text:p>
          </table:table-cell>
          <table:covered-table-cell/>
          <table:table-cell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style-name="Default"/>
          <table:covered-table-cell/>
          <table:table-cell/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13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 table:number-columns-spanned="2" table:number-rows-spanned="2">
            <text:p>14</text:p>
          </table:table-cell>
          <table:covered-table-cell/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style-name="Default"/>
          <table:covered-table-cell/>
          <table:table-cell/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13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 table:number-columns-spanned="2" table:number-rows-spanned="2">
            <text:p>15</text:p>
          </table:table-cell>
          <table:covered-table-cell/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style-name="Default"/>
          <table:covered-table-cell/>
          <table:table-cell/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10"/>
        </table:table-row>
        <calcext:conditional-formats>
          <calcext:conditional-format calcext:target-range-address="Sheet1.V31:Sheet1.AB32 Sheet1.V2:Sheet1.AB2 Sheet1.V4:Sheet1.AB5 Sheet1.V8:Sheet1.AB8 Sheet1.V10:Sheet1.AB11 Sheet1.V13:Sheet1.AB14 Sheet1.V16:Sheet1.AB17 Sheet1.V19:Sheet1.AB20 Sheet1.V22:Sheet1.AB23 Sheet1.V25:Sheet1.AB26 Sheet1.V28:Sheet1.AB29 Sheet1.V7:Sheet1.AA8 Sheet1.AB7:Sheet1.AB7 Sheet1.Q35:Sheet1.T36 Sheet1.V35:Sheet1.AB35 Sheet1.Q38:Sheet1.T39 Sheet1.V38:Sheet1.AB38 Sheet1.Q41:Sheet1.T42 Sheet1.V41:Sheet1.AB41 Sheet1.Q44:Sheet1.T45 Sheet1.V44:Sheet1.AB44 Sheet1.Q47:Sheet1.T48 Sheet1.V47:Sheet1.AB47 Sheet1.Q2:Sheet1.T33">
            <calcext:condition calcext:apply-style-name="Good" calcext:value="=1" calcext:base-cell-address="Sheet1.Q2"/>
          </calcext:conditional-format>
        </calcext:conditional-formats>
      </table:table>
      <table:table table:name="Sheet2" table:style-name="ta1">
        <office:forms form:automatic-focus="false" form:apply-design-mode="false"/>
        <table:table-column table:style-name="co4" table:number-columns-repeated="7" table:default-cell-style-name="Default"/>
        <table:table-column table:style-name="co4" table:number-columns-repeated="4" table:default-cell-style-name="ce15"/>
        <table:table-column table:style-name="co4" table:default-cell-style-name="Default"/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3" office:value-type="string" calcext:value-type="string">
            <text:p>D1</text:p>
          </table:table-cell>
          <table:table-cell table:style-name="Default" office:value-type="string" calcext:value-type="string">
            <text:p>D2</text:p>
          </table:table-cell>
          <table:table-cell table:style-name="ce3" office:value-type="string" calcext:value-type="string">
            <text:p>D3</text:p>
          </table:table-cell>
          <table:table-cell table:style-name="Default" office:value-type="string" calcext:value-type="string">
            <text:p>D4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number-columns-repeated="7"/>
          <table:table-cell table:style-name="ce18" table:number-columns-repeated="4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calcext:conditional-formats>
          <calcext:conditional-format calcext:target-range-address="Sheet2.H35:Sheet2.K36 Sheet2.H38:Sheet2.K39 Sheet2.H41:Sheet2.K42 Sheet2.H44:Sheet2.K45 Sheet2.H47:Sheet2.K48 Sheet2.H2:Sheet2.K33">
            <calcext:condition calcext:apply-style-name="Good" calcext:value="=1" calcext:base-cell-address="Sheet2.H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09:02:17.2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0T14:41:03.725000000</meta:creation-date>
    <dc:date>2022-04-25T11:37:59.108000000</dc:date>
    <meta:editing-duration>PT5H46M57S</meta:editing-duration>
    <meta:editing-cycles>14</meta:editing-cycles>
    <meta:generator>LibreOffice/7.3.0.3$Windows_X86_64 LibreOffice_project/0f246aa12d0eee4a0f7adcefbf7c878fc2238db3</meta:generator>
    <meta:document-statistic meta:table-count="2" meta:cell-count="861" meta:object-count="0"/>
  </office:meta>
</office:document-meta>
</file>